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P3" style:family="paragraph" style:parent-style-name="Standard">
      <style:paragraph-properties fo:margin-top="0in" fo:margin-bottom="0in" style:contextual-spacing="false" fo:text-align="justify" style:justify-single-word="false"/>
      <style:text-properties style:font-name="Georgia" officeooo:rsid="00146b41" officeooo:paragraph-rsid="00146b41"/>
    </style:style>
    <style:style style:name="P4" style:family="paragraph" style:parent-style-name="Standard">
      <style:paragraph-properties fo:margin-top="0in" fo:margin-bottom="0in" style:contextual-spacing="false" fo:text-align="justify" style:justify-single-word="false"/>
      <style:text-properties style:font-name="Georgia" officeooo:rsid="001958c9" officeooo:paragraph-rsid="001958c9"/>
    </style:style>
    <style:style style:name="P5" style:family="paragraph" style:parent-style-name="Standard">
      <style:paragraph-properties fo:margin-top="0in" fo:margin-bottom="0in" style:contextual-spacing="false" fo:text-align="justify" style:justify-single-word="false"/>
      <style:text-properties style:font-name="Georgia" officeooo:rsid="001cd27a" officeooo:paragraph-rsid="001cd27a"/>
    </style:style>
    <style:style style:name="P6" style:family="paragraph" style:parent-style-name="Standard">
      <style:paragraph-properties fo:margin-top="0in" fo:margin-bottom="0in" style:contextual-spacing="false" fo:text-align="justify" style:justify-single-word="false" fo:break-before="page"/>
      <style:text-properties style:font-name="Georgia" fo:font-weight="bold" officeooo:rsid="00113fe9" officeooo:paragraph-rsid="00113fe9" style:font-weight-asian="bold" style:font-weight-complex="bold"/>
    </style:style>
    <style:style style:name="P7" style:family="paragraph" style:parent-style-name="Standard">
      <style:paragraph-properties fo:margin-top="0in" fo:margin-bottom="0in" style:contextual-spacing="false" fo:text-align="justify" style:justify-single-word="false" fo:break-before="page"/>
      <style:text-properties style:font-name="Georgia" fo:font-weight="bold" officeooo:rsid="00146b41" officeooo:paragraph-rsid="00146b41" style:font-weight-asian="bold" style:font-weight-complex="bold"/>
    </style:style>
    <style:style style:name="P8" style:family="paragraph" style:parent-style-name="Standard">
      <style:paragraph-properties fo:margin-top="0in" fo:margin-bottom="0in" style:contextual-spacing="false" fo:text-align="justify" style:justify-single-word="false" fo:break-before="page"/>
      <style:text-properties style:font-name="Georgia" fo:font-weight="bold" officeooo:rsid="001958c9" officeooo:paragraph-rsid="001958c9" style:font-weight-asian="bold" style:font-weight-complex="bold"/>
    </style:style>
    <style:style style:name="P9" style:family="paragraph" style:parent-style-name="Standard">
      <style:paragraph-properties fo:margin-top="0in" fo:margin-bottom="0in" style:contextual-spacing="false" fo:text-align="justify" style:justify-single-word="false" fo:break-before="page"/>
      <style:text-properties style:font-name="Georgia" fo:font-weight="bold" officeooo:rsid="001cd27a" officeooo:paragraph-rsid="001cd27a" style:font-weight-asian="bold" style:font-weight-complex="bold"/>
    </style:style>
    <style:style style:name="P10" style:family="paragraph" style:parent-style-name="Standard">
      <style:paragraph-properties fo:margin-top="0in" fo:margin-bottom="0in" style:contextual-spacing="false" fo:text-align="justify" style:justify-single-word="false" fo:break-before="page"/>
      <style:text-properties style:font-name="Georgia" fo:font-weight="bold" officeooo:rsid="002271b7" officeooo:paragraph-rsid="002271b7" style:font-weight-asian="bold" style:font-weight-complex="bold"/>
    </style:style>
    <style:style style:name="P11" style:family="paragraph" style:parent-style-name="Standard">
      <style:paragraph-properties fo:margin-top="0in" fo:margin-bottom="0in" style:contextual-spacing="false" fo:text-align="justify" style:justify-single-word="false"/>
      <style:text-properties style:font-name="Georgia" officeooo:rsid="002271b7" officeooo:paragraph-rsid="002271b7"/>
    </style:style>
    <style:style style:name="P12"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P13" style:family="paragraph" style:parent-style-name="Standard">
      <style:paragraph-properties fo:margin-top="0in" fo:margin-bottom="0in" style:contextual-spacing="false" fo:text-align="justify" style:justify-single-word="false" fo:break-before="page"/>
      <style:text-properties style:font-name="Georgia" fo:font-weight="bold" officeooo:rsid="0025a3de" officeooo:paragraph-rsid="0025a3de" style:font-weight-asian="bold" style:font-weight-complex="bold"/>
    </style:style>
    <style:style style:name="P14" style:family="paragraph" style:parent-style-name="Standard">
      <style:paragraph-properties fo:margin-top="0in" fo:margin-bottom="0in" style:contextual-spacing="false" fo:text-align="justify" style:justify-single-word="false"/>
      <style:text-properties style:font-name="Georgia" officeooo:rsid="002271b7" officeooo:paragraph-rsid="002271b7"/>
    </style:style>
    <style:style style:name="P15" style:family="paragraph" style:parent-style-name="Standard">
      <style:paragraph-properties fo:margin-top="0in" fo:margin-bottom="0in" style:contextual-spacing="false" fo:text-align="justify" style:justify-single-word="false"/>
      <style:text-properties style:font-name="Georgia" officeooo:rsid="0025a3de" officeooo:paragraph-rsid="0025a3de"/>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style:style style:name="T6" style:family="text">
      <style:text-properties officeooo:rsid="000febe4"/>
    </style:style>
    <style:style style:name="T7" style:family="text">
      <style:text-properties officeooo:rsid="0012b474"/>
    </style:style>
    <style:style style:name="T8" style:family="text">
      <style:text-properties officeooo:rsid="0013622e"/>
    </style:style>
    <style:style style:name="T9" style:family="text">
      <style:text-properties officeooo:rsid="00140856"/>
    </style:style>
    <style:style style:name="T10" style:family="text">
      <style:text-properties officeooo:rsid="00145d6c"/>
    </style:style>
    <style:style style:name="T11" style:family="text">
      <style:text-properties officeooo:rsid="00159bcd"/>
    </style:style>
    <style:style style:name="T12" style:family="text">
      <style:text-properties officeooo:rsid="0016eaed"/>
    </style:style>
    <style:style style:name="T13" style:family="text">
      <style:text-properties officeooo:rsid="0017ba09"/>
    </style:style>
    <style:style style:name="T14" style:family="text">
      <style:text-properties officeooo:rsid="0018841b"/>
    </style:style>
    <style:style style:name="T15" style:family="text">
      <style:text-properties officeooo:rsid="0018ac21"/>
    </style:style>
    <style:style style:name="T16" style:family="text">
      <style:text-properties officeooo:rsid="00194ac8"/>
    </style:style>
    <style:style style:name="T17" style:family="text">
      <style:text-properties officeooo:rsid="00195e89"/>
    </style:style>
    <style:style style:name="T18" style:family="text">
      <style:text-properties officeooo:rsid="0019b65c"/>
    </style:style>
    <style:style style:name="T19" style:family="text">
      <style:text-properties officeooo:rsid="001b5962"/>
    </style:style>
    <style:style style:name="T20" style:family="text">
      <style:text-properties officeooo:rsid="001bd1be"/>
    </style:style>
    <style:style style:name="T21" style:family="text">
      <style:text-properties officeooo:rsid="001db313"/>
    </style:style>
    <style:style style:name="T22" style:family="text">
      <style:text-properties officeooo:rsid="001e9ce9"/>
    </style:style>
    <style:style style:name="T23" style:family="text">
      <style:text-properties officeooo:rsid="001f88c5"/>
    </style:style>
    <style:style style:name="T24" style:family="text">
      <style:text-properties officeooo:rsid="0020595d"/>
    </style:style>
    <style:style style:name="T25" style:family="text">
      <style:text-properties officeooo:rsid="0021724f"/>
    </style:style>
    <style:style style:name="T26" style:family="text">
      <style:text-properties officeooo:rsid="0022f1dc"/>
    </style:style>
    <style:style style:name="T27" style:family="text">
      <style:text-properties officeooo:rsid="0023cc7a"/>
    </style:style>
    <style:style style:name="T28" style:family="text">
      <style:text-properties officeooo:rsid="0024219d"/>
    </style:style>
    <style:style style:name="T29" style:family="text">
      <style:text-properties officeooo:rsid="0024af78"/>
    </style:style>
    <style:style style:name="T30" style:family="text">
      <style:text-properties officeooo:rsid="0025989c"/>
    </style:style>
    <style:style style:name="T31" style:family="text">
      <style:text-properties officeooo:rsid="00268b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 </text:span><text:span text:style-name="T4">Stupid kids.</text:span></text:p>
      <text:p text:style-name="P1"><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text:p text:style-name="P1"><text:s text:c="5"/><text:span text:style-name="T6">You think about running outside but on second thought why bother. Let the kids be kids and let them have their fun. You were like that once, a kid I mean. You decide not to go outside.</text:span></text:p>
      <text:p text:style-name="P6">Boredom</text:p>
      <text:p text:style-name="P2"><text:s text:c="5"/><text:span text:style-name="T7">The day begins as it always does. Sunshine comes about long before you are able to even recognize it. Something about the lines of Jupiter being in alignment with Saturn or something. You aren’t quite certain. What you do know is you’re bored. You wake <text:s/>up and you’re instantly bored. You’ve got nothing going on that day, so you wonder why the hell am I bored? There are so many things you can do under the sun and there you sit being bored.</text:span></text:p>
      <text:p text:style-name="P2"><text:s text:c="5"/><text:span text:style-name="T8">It’s the weekend of course you’re bored. What else is there to do during the weekend that you can do to cure boredom, you wonder.</text:span></text:p>
      <text:p text:style-name="P2"><text:s text:c="5"/><text:span text:style-name="T9">So you sit and you wonder about it for a while. Nothing comes of it so you go for a walk.</text:span></text:p>
      <text:p text:style-name="P2"><text:s text:c="5"/><text:span text:style-name="T10">Good morning to you!</text:span></text:p>
      <text:p text:style-name="P7">Meeting The Wife</text:p>
      <text:p text:style-name="P3"><text:s text:c="5"/>You meet a girl, she seems nice you think. <text:span text:style-name="T11">Not overly bearing or anything of the like. </text:span><text:span text:style-name="T12">Just a nice girl to hang with for a moment or two during the weekdays.</text:span></text:p>
      <text:p text:style-name="P3"><text:s text:c="5"/><text:span text:style-name="T12">That’s when it hits you. You’d rather fuck this gal than to get to know her. That’s right, you just want your knob polished by her tits. </text:span><text:span text:style-name="T13">It’s not the most romantic thing you’ve ever thought, but who ever said knob polishing was romantic.</text:span></text:p>
      <text:p text:style-name="P3"><text:s text:c="5"/><text:span text:style-name="T14">A few more dates out and then you realize you want something more out of this life than random hookups. You want companionship. You want a wife and she’s looking right at you.</text:span></text:p>
      <text:p text:style-name="P3"><text:s text:c="5"/><text:span text:style-name="T15">You laugh at how she smiles at you. There’s something unique about her. Something that makes you want to have kids with her. She wants that too. </text:span><text:span text:style-name="T16">It’s no secret she wants kids, it’s been in her mind all along. You want kids too you say.</text:span></text:p>
      <text:p text:style-name="P8">Nightmare</text:p>
      <text:p text:style-name="P4"><text:s text:c="5"/>You try to sleep. Sleep doesn’t happen. It tends to impede things and feelings as it were. <text:span text:style-name="T17">When you do sleep you find yourself having nightmares. So instead you choose to stay awake. It’s nothing to boast about, eventually the sleepless nights catch up to you.</text:span></text:p>
      <text:p text:style-name="P4"><text:s text:c="5"/><text:span text:style-name="T18">The nightmares increase as time goes on. You doubt they’ll ever leave you alone. Darn those nightmares. Damn them to hell. You say, but it doesn’t do any good. They stick around waiting for you.</text:span></text:p>
      <text:p text:style-name="P4"><text:s text:c="5"/><text:span text:style-name="T19">You go outside trying to escape the nightmares. Outside isn’t any better. You find things that make it worse. Your anxiety rises. Oh how you wish you would have stayed inside now. </text:span><text:span text:style-name="T20">Oh well you’re lost. Lost to a world full of corruption.</text:span></text:p>
      <text:p text:style-name="P9">The Phone Call</text:p>
      <text:p text:style-name="P5"><text:s text:c="5"/>You awake to the sound of your phone ringing. <text:span text:style-name="T21">It’s 2 am in the morning. </text:span><text:span text:style-name="T22">2 Fucking am. Who the hell calls at this hour?</text:span></text:p>
      <text:p text:style-name="P5"><text:s text:c="5"/><text:span text:style-name="T22">Picking up the phone, you groggily answer it. Hello. There’s a hissing sound on the other end. Someone is definitely out there wanting to get your attention.</text:span></text:p>
      <text:p text:style-name="P5"><text:s text:c="5"/><text:span text:style-name="T23">Hello! You demand an answer from them but they don’t give you the time of day. Instead they keep silent, all you hear is hissing from the phone lines.</text:span></text:p>
      <text:p text:style-name="P5"><text:s text:c="5"/><text:span text:style-name="T23">Hanging up, you curse at your phone. Why did you even have it on to begin with? It doesn’t make sense. If it had been a booty call that would have been different. Instead all you got was static. Nothing made you more upset than static.</text:span></text:p>
      <text:p text:style-name="P5"><text:s text:c="5"/><text:span text:style-name="T24">You wonder what’s going on. There doesn’t seem to be much happening on the other end of the line. Hell you’d even take heavy breathing about now.</text:span></text:p>
      <text:p text:style-name="P5"><text:s text:c="5"/><text:span text:style-name="T25">But all you have is eerie silence. Silence. There should be someone talking on the other end of the phone. But there isn’t.</text:span></text:p>
      <text:p text:style-name="P10">Anxiety</text:p>
      <text:p text:style-name="P11"><text:s text:c="5"/>You wake up in a cold sweat. You’re anxious for some unknown reason. Something’s set you off and you don’t have a clue what it is or why it happened. Your dreams weren’t anything unusual that you can recall.</text:p>
      <text:p text:style-name="P11"><text:s text:c="5"/>It’s just something that you don’t know what’s going on. <text:span text:style-name="T26">You hate when this happens. Especially when it’s something unknown.</text:span></text:p>
      <text:p text:style-name="P11"><text:s text:c="5"/><text:span text:style-name="T26">Trying to breathe, you begin to hyperventilate. Your breathing is labored. Short. Difficult to do. You feel like you might pass out hard. Laying down you try and rest. </text:span><text:span text:style-name="T27">It doesn’t work.</text:span></text:p>
      <text:p text:style-name="P11"><text:s text:c="5"/><text:span text:style-name="T27">Is this how you’ll die? You wonder. From a damn panic attack?</text:span></text:p>
      <text:p text:style-name="P11"><text:s text:c="5"/><text:span text:style-name="T28">With your heart racing you wonder if you should call an ambulance. No, can’t bother those good people. They have actual emergencies to go after.</text:span></text:p>
      <text:p text:style-name="P11"><text:s text:c="5"/><text:span text:style-name="T29">Taking a Xanax, you are able to fall back asleep.</text:span></text:p>
      <text:p text:style-name="P11"><text:s text:c="5"/><text:span text:style-name="T30">Your dreams take a wild turn. Something you don’t expect. Dreams of puppies and kittens, that sort of thing. Yet there’s something off about them. The puppies have kitten heads and the kittens have puppy heads. It is truly bizarre.</text:span></text:p>
      <text:p text:style-name="P11"><text:s text:c="5"/><text:span text:style-name="T30">Waking up, you notice that your panic attack is gone. Thank goodness for that.</text:span></text:p>
      <text:p text:style-name="P13">Argument</text:p>
      <text:p text:style-name="P15"><text:s text:c="5"/>One day after work, you come home. The house is trashed. Your wife had been spring cleaning so she says. That’s when she lashes out at you.</text:p>
      <text:p text:style-name="P15"><text:s text:c="5"/>You’re not doing your job. She yells. There’s so many things around the house that needs to be fixed and you don’t care about them!</text:p>
      <text:p text:style-name="P15"><text:s text:c="5"/>You get defensive about what she is saying. Sure there are a few projects you’ve been meaning to get to but there’s no reason for her to lash out like this.</text:p>
      <text:p text:style-name="P15"><text:s text:c="5"/><text:span text:style-name="T31">She wants a divorce she says. You counter with the fact that she’s out of line. Divorce is out of the question. You love her too much. She calms down a little bit, gets teary eyed at the thought that you still love her.</text:span></text:p>
      <text:p text:style-name="P15"><text:s text:c="5"/><text:span text:style-name="T31">She apologizes, you accept her apology. She takes off her clothes and proceeds to undress you. You fuck, make love, whatever it’s called. Right there on the couch. It’s different, feels different. Something unique, something special.</text:span></text:p>
      <text:p text:style-name="P15"><text:s text:c="5"/><text:span text:style-name="T31">Holding her in your arms, you calm her down. She’s not mad anymore. You’re back to a blissful state. Something you need, something you want. It’s perfec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31T10:28:47.440000000</dc:date>
    <meta:editing-cycles>42</meta:editing-cycles>
    <meta:editing-duration>PT1H12M34S</meta:editing-duration>
    <meta:generator>LibreOffice/7.4.0.3$Windows_X86_64 LibreOffice_project/f85e47c08ddd19c015c0114a68350214f7066f5a</meta:generator>
    <meta:document-statistic meta:table-count="0" meta:image-count="0" meta:object-count="0" meta:page-count="7" meta:paragraph-count="43" meta:word-count="1192" meta:character-count="6559" meta:non-whitespace-character-count="5229"/>
    <meta:template xlink:type="simple" xlink:actuate="onRequest" xlink:title="Normal.dotm" xlink:href=""/>
  </office:meta>
</office:document-meta>
</file>